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DejaVu Sans Condensed1" svg:font-family="'DejaVu Sans Condensed'"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justify" style:justify-single-word="false"/>
    </style:style>
    <style:style style:name="T1"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tulo: Restauración de imágenes <text:s/>en escala de grises con degradación de sal y pimienta utilizando técnicas de lógica borrosa. </text:p>
      <text:p text:style-name="P1"/>
      <text:p text:style-name="P1">Integrantes: Manzo, Renato José / Vizzarri Cristian.</text:p>
      <text:p text:style-name="P1"/>
      <text:p text:style-name="P1">Propuesta.</text:p>
      <text:p text:style-name="P1">Millones de imágenes digitales son utilizadas diariamente para distintos propósitos en la vida real. El ruido se produce por diferentes motivos asociados principalmente a problemas en la adquisición y/o transmisión de la imagen, los cuales pueden corromper imágenes de diferentes maneras y como consecuencia perdida de información en las imágenes. </text:p>
      <text:p text:style-name="P1">Sal y pimienta, o más bien conocido por sus siglas en ingles S&amp;P (salt and pepper), es un tipo de ruido que ocurre de manera aleatoria en imágenes de escala de grises. Tradicionalmente, filtros de medianas son utilizados para remover este tipo de ruido pero introducen otra degradación llamada blurring (desenfoque), causando perdida de detalle en la imagen final. </text:p>
      <text:p text:style-name="P1">En este trabajo se propone utilizar un método de filtrado de mediana adaptativo basado lógica borrosa <text:bookmark-start text:name="__DdeLink__1_1717822071"/>[1][2][3]<text:bookmark-end text:name="__DdeLink__1_1717822071"/> para una efectiva remoción del ruido y la preservación de los detalles en la imagen final. <text:s/></text:p>
      <text:p text:style-name="P1">Finalmente, se propone introducir distintas densidades de ruido, con el objeto de comparar <text:s/>la propuesta de solución con los métodos tradicionales de filtrado utilizando para esto medidas objetivas tales como PSNR, RMS, entre otros y como medida subjetiva la percepción visual del resultado obtenido.</text:p>
      <text:p text:style-name="P1"/>
      <text:p text:style-name="P1">Referencias.</text:p>
      <text:p text:style-name="P1"/>
      <text:p text:style-name="P1">[1] Kamia S., Sachdeva M. “<text:span text:style-name="T1">Fuzzy logic based image de-noising and enhancement for grayscale images</text:span>” International Journal of Computer Applications (0975-8887). Volumen 74 – No. 2, July 2013.<text:tab/></text:p>
      <text:p text:style-name="P1"/>
      <text:p text:style-name="P1">[2] Schulte S., <text:bookmark-start text:name="__DdeLink__4_1717822071"/>Nachtegael M. <text:bookmark-end text:name="__DdeLink__4_1717822071"/>, De Witte V., Van der Weken D, Kerre E. E. “A Fuzzy impulse noise detection and reduction method” Dept. Of Appl. Math &amp; Comput. Sci., Ghent Univ. , Ghent Belgium. Image procressing, IEEE Transactions on (Volume:15, Issue:5)</text:p>
      <text:p text:style-name="P1"/>
      <text:p text:style-name="P1">[3] Kerre E. E., Nachtegael M. “Fuzzy techniques in image processing” 1ed., vol. 52, Heildberg, Physica Verlag, 2000, 429. </text:p>
      <text:p text:style-name="P1"><text: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DejaVu Sans Condensed1" svg:font-family="'DejaVu Sans Condensed'"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roid Sans Fallback" style:font-size-asian="12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DejaVu Sans Condensed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class="index">
      <style:paragraph-properties text:number-lines="false" text:line-number="0"/>
      <style:text-properties style:font-name-complex="DejaVu Sans Condensed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istian vizzarri</meta:initial-creator>
    <meta:creation-date>2015-10-29T14:45:44</meta:creation-date>
    <dc:date>2015-10-29T16:37:58</dc:date>
    <dc:creator>cristian vizzarri</dc:creator>
    <meta:editing-duration>PT1H47M37S</meta:editing-duration>
    <meta:editing-cycles>3</meta:editing-cycles>
    <meta:generator>OpenOffice/4.1.1$Unix OpenOffice.org_project/411m6$Build-9775</meta:generator>
    <meta:document-statistic meta:table-count="0" meta:image-count="0" meta:object-count="0" meta:page-count="1" meta:paragraph-count="12" meta:word-count="304" meta:character-count="1987"/>
  </office:meta>
</office:document-meta>
</file>